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 fo:min-height="2.85cm" fo:min-width="18.5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5.55cm" fo:min-width="18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7.25cm" fo:min-width="7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 fo:min-height="7.35cm" fo:min-width="6.6cm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2.95cm" fo:min-width="18.5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3.1cm" svg:x="1cm" svg:y="0.9cm">
          <text:p text:style-name="P1"><text:span text:style-name="T1">Nav &amp; boutons directionnels(portfolio, à propos , contact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5.8cm" svg:x="1cm" svg:y="4.2cm">
          <text:p text:style-name="P1"><text:span text:style-name="T1">Titre:Isabelle et Thomas</text:span></text:p>
          <draw:enhanced-geometry svg:viewBox="0 0 21600 21600" draw:type="rectangle" draw:enhanced-path="M 0 0 L 21600 0 21600 21600 0 21600 0 0 Z N"/>
        </draw:custom-shape>
        <draw:frame draw:style-name="gr3" draw:layer="layout" svg:width="10.6cm" svg:height="1.162cm" svg:x="4.5cm" svg:y="12.6cm">
          <draw:text-box>
            <text:p><text:s text:c="6"/>Venez découvrir nos créations</text:p>
          </draw:text-box>
        </draw:frame>
        <draw:custom-shape draw:style-name="gr4" draw:text-style-name="P2" draw:layer="layout" svg:width="7.5cm" svg:height="7.5cm" draw:transform="skewX (0.00872664625997165) translate (1.665cm 15cm)">
          <text:p text:style-name="P2">Isabel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cm" svg:height="7.6cm" svg:x="11.7cm" svg:y="14.9cm">
          <text:p text:style-name="P2">Thom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cm" svg:height="3.2cm" svg:x="1cm" svg:y="25.4cm">
          <text:p text:style-name="P1"><text:span text:style-name="T1">Footer &amp; réseaux sociau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BELLE </meta:initial-creator>
    <meta:creation-date>2016-07-20T13:30:23.202933132</meta:creation-date>
    <dc:date>2016-07-20T13:55:35.237169119</dc:date>
    <dc:creator>ISABELLE </dc:creator>
    <meta:editing-duration>PT10M1S</meta:editing-duration>
    <meta:editing-cycles>1</meta:editing-cycles>
    <meta:document-statistic meta:object-count="6"/>
    <meta:generator>LibreOffice/4.3.3.2$Linux_X86_64 LibreOffice_project/430m0$Build-2</meta:generator>
  </office:meta>
</office:document-meta>
</file>